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orizontal_20_Line">
      <style:paragraph-properties fo:margin-top="0cm" fo:margin-bottom="0.247cm" style:contextual-spacing="false" fo:line-height="115%"/>
    </style:style>
    <style:style style:name="P2" style:family="paragraph" style:parent-style-name="Heading_20_2">
      <style:paragraph-properties fo:margin-top="0cm" fo:margin-bottom="0.247cm" style:contextual-spacing="false" fo:line-height="115%"/>
    </style:style>
    <style:style style:name="P3" style:family="paragraph" style:parent-style-name="Text_20_body" style:list-style-name="L1"/>
    <style:style style:name="P4" style:family="paragraph" style:parent-style-name="Heading_20_3">
      <style:paragraph-properties fo:margin-top="0cm" fo:margin-bottom="0.247cm" style:contextual-spacing="false" fo:line-height="115%"/>
    </style:style>
    <style:style style:name="P5" style:family="paragraph" style:parent-style-name="Text_20_body" style:list-style-name="L2"/>
    <style:style style:name="P6" style:family="paragraph" style:parent-style-name="Text_20_body" style:list-style-name="L3"/>
    <style:style style:name="P7" style:family="paragraph" style:parent-style-name="Text_20_body" style:list-style-name="L4"/>
    <style:style style:name="P8" style:family="paragraph" style:parent-style-name="Text_20_body" style:list-style-name="L5"/>
    <style:style style:name="P9" style:family="paragraph" style:parent-style-name="Text_20_body" style:list-style-name="L6"/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You’re already in the right window 👌—that <text:span text:style-name="Strong_20_Emphasis">Moving Average settings box</text:span> is exactly where you set it.</text:p>
      <text:p text:style-name="Text_20_body">Here’s what to do:</text:p>
      <text:p text:style-name="P1"/>
      <text:h text:style-name="P2" text:outline-level="2">⚙️ Set EMA Fast = 50</text:h>
      <text:p text:style-name="Text_20_body">In that window:</text:p>
      <text:list text:style-name="L1">
        <text:list-item>
          <text:p text:style-name="P3"><text:span text:style-name="Strong_20_Emphasis">Change Period</text:span></text:p>
          <text:list>
            <text:list-item>
              <text:p text:style-name="P3">Replace <text:span text:style-name="Source_20_Text">10</text:span> ➜ <text:span text:style-name="Strong_20_Emphasis">50</text:span></text:p>
            </text:list-item>
          </text:list>
        </text:list-item>
        <text:list-item>
          <text:p text:style-name="P3"><text:span text:style-name="Strong_20_Emphasis">Keep Method as:</text:span></text:p>
          <text:list>
            <text:list-item>
              <text:p text:style-name="P3"><text:span text:style-name="Source_20_Text">Exponential</text:span> ✅ (this makes it EMA)</text:p>
            </text:list-item>
          </text:list>
        </text:list-item>
        <text:list-item>
          <text:p text:style-name="P3"><text:span text:style-name="Strong_20_Emphasis">Apply to:</text:span></text:p>
          <text:list>
            <text:list-item>
              <text:p text:style-name="P3"><text:span text:style-name="Source_20_Text">Close</text:span> ✅ (leave as is)</text:p>
            </text:list-item>
          </text:list>
        </text:list-item>
      </text:list>
      <text:p text:style-name="P1"/>
      <text:h text:style-name="P4" text:outline-level="3">✅ Final Settings Should Look Like:</text:h>
      <text:list text:style-name="L2">
        <text:list-item>
          <text:p text:style-name="P5"><text:span text:style-name="Strong_20_Emphasis">Period:</text:span> <text:span text:style-name="Source_20_Text">50</text:span></text:p>
        </text:list-item>
        <text:list-item>
          <text:p text:style-name="P5"><text:span text:style-name="Strong_20_Emphasis">Method:</text:span> <text:span text:style-name="Source_20_Text">Exponential</text:span></text:p>
        </text:list-item>
        <text:list-item>
          <text:p text:style-name="P5"><text:span text:style-name="Strong_20_Emphasis">Apply to:</text:span> <text:span text:style-name="Source_20_Text">Close</text:span></text:p>
        </text:list-item>
      </text:list>
      <text:p text:style-name="Text_20_body">👉 Then click <text:span text:style-name="Strong_20_Emphasis">OK</text:span></text:p>
      <text:p text:style-name="P1"/>
      <text:h text:style-name="P2" text:outline-level="2">🎯 Important (For Your EA Strategy)</text:h>
      <text:p text:style-name="Text_20_body">Since your EA uses:</text:p>
      <text:list text:style-name="L3">
        <text:list-item>
          <text:p text:style-name="P6">Fast EMA = <text:span text:style-name="Strong_20_Emphasis">50</text:span></text:p>
        </text:list-item>
        <text:list-item>
          <text:p text:style-name="P6">Slow EMA = <text:span text:style-name="Strong_20_Emphasis">200</text:span></text:p>
        </text:list-item>
      </text:list>
      <text:p text:style-name="Text_20_body">👉 You should also add a second MA:</text:p>
      <text:h text:style-name="P4" text:outline-level="3">Add EMA 200:</text:h>
      <text:list text:style-name="L4">
        <text:list-item>
          <text:p text:style-name="P7">Period: <text:span text:style-name="Strong_20_Emphasis">200</text:span></text:p>
        </text:list-item>
        <text:list-item>
          <text:p text:style-name="P7">Method: <text:span text:style-name="Strong_20_Emphasis">Exponential</text:span></text:p>
        </text:list-item>
      </text:list>
      <text:p text:style-name="P1"/>
      <text:h text:style-name="P2" text:outline-level="2">💡 Pro Tip (Visual Clarity)</text:h>
      <text:p text:style-name="Text_20_body">Set different colors:</text:p>
      <text:list text:style-name="L5">
        <text:list-item>
          <text:p text:style-name="P8">EMA 50 → 🔴 Red (fast)</text:p>
        </text:list-item>
        <text:list-item>
          <text:p text:style-name="P8">EMA 200 → 🔵 Blue (slow)</text:p>
        </text:list-item>
      </text:list>
      <text:p text:style-name="Text_20_body"><text:soft-page-break/>👉 This helps you visually confirm:</text:p>
      <text:list text:style-name="L6">
        <text:list-item>
          <text:p text:style-name="P9">Crossovers</text:p>
        </text:list-item>
        <text:list-item>
          <text:p text:style-name="P9">Trend direction (which your EA is using)</text:p>
        </text:list-item>
      </text:list>
      <text:p text:style-name="P1"/>
      <text:p text:style-name="Text_20_body">If you want next:<text:line-break/>I can show you how to <text:span text:style-name="Strong_20_Emphasis">match your chart exactly to your EA logic</text:span> so what you see = what the bot trades (very important).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ZA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ZA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4-27T19:52:06.559678000</meta:creation-date>
    <dc:date>2026-04-27T20:08:38.746939700</dc:date>
    <meta:editing-duration>PT6M17S</meta:editing-duration>
    <meta:editing-cycles>1</meta:editing-cycles>
    <meta:document-statistic meta:table-count="0" meta:image-count="0" meta:object-count="0" meta:page-count="2" meta:paragraph-count="31" meta:word-count="183" meta:character-count="837" meta:non-whitespace-character-count="703"/>
    <meta:generator>LibreOffice/26.2.2.2$Windows_X86_64 LibreOffice_project/1f77d10d6938fd34972958f64b2bcfa54f8b1ba5</meta:generator>
  </office:meta>
</office:document-meta>
</file>